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fa4" officeooo:paragraph-rsid="0007efa4"/>
    </style:style>
    <style:style style:name="P2" style:family="paragraph" style:parent-style-name="Standard">
      <style:text-properties officeooo:rsid="00092946" officeooo:paragraph-rsid="00092946"/>
    </style:style>
    <style:style style:name="P3" style:family="paragraph" style:parent-style-name="Standard">
      <style:text-properties officeooo:rsid="00094d34" officeooo:paragraph-rsid="00094d34"/>
    </style:style>
    <style:style style:name="P4" style:family="paragraph" style:parent-style-name="Standard">
      <style:text-properties officeooo:rsid="00094d34" officeooo:paragraph-rsid="000a3327"/>
    </style:style>
    <style:style style:name="P5" style:family="paragraph" style:parent-style-name="Standard">
      <style:text-properties officeooo:rsid="000a3327" officeooo:paragraph-rsid="000a3327"/>
    </style:style>
    <style:style style:name="P6" style:family="paragraph" style:parent-style-name="Text_20_body">
      <style:text-properties officeooo:rsid="0007efa4" officeooo:paragraph-rsid="0007efa4"/>
    </style:style>
    <style:style style:name="P7" style:family="paragraph" style:parent-style-name="Text_20_body">
      <style:text-properties officeooo:rsid="00092946" officeooo:paragraph-rsid="00092946"/>
    </style:style>
    <style:style style:name="P8" style:family="paragraph" style:parent-style-name="Text_20_body">
      <style:text-properties officeooo:rsid="00094d34" officeooo:paragraph-rsid="00094d34"/>
    </style:style>
    <style:style style:name="T1" style:family="text">
      <style:text-properties officeooo:rsid="0007efa4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officeooo:rsid="00092946"/>
    </style:style>
    <style:style style:name="T6" style:family="text">
      <style:text-properties officeooo:rsid="00094d34"/>
    </style:style>
    <style:style style:name="T7" style:family="text">
      <style:text-properties officeooo:rsid="000a3327"/>
    </style:style>
    <style:style style:name="T8" style:family="text">
      <style:text-properties officeooo:rsid="000b48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WEN 304</text:p>
      <text:p text:style-name="P1"/>
      <text:p text:style-name="P1">Lab 1</text:p>
      <text:p text:style-name="P1"/>
      <text:p text:style-name="P1">Student: Hai Huang</text:p>
      <text:p text:style-name="P1"/>
      <text:p text:style-name="P1">StudentID: 300285389</text:p>
      <text:p text:style-name="P1"/>
      <text:p text:style-name="P6"><text:bookmark text:name="docs-internal-guid-51ccb9ad-ee3b-7280-6885-f1a9025f85c2"/><text:span text:style-name="T2">(a) Modify </text:span><text:span text:style-name="T3">GET /person</text:span><text:span text:style-name="T4"> </text:span><text:span text:style-name="T2">so it returns the data formatted as a JSON string. </text:span></text:p>
      <text:p text:style-name="Text_20_body"><text:line-break/><text:span text:style-name="T1">Test 1: </text:span></text:p>
      <text:p text:style-name="P6">(1) Purpose: Test <text:span text:style-name="T5">w</text:span>hether person is already wrapped in<text:span text:style-name="T5">to</text:span> object.</text:p>
      <text:p text:style-name="P6">(2) curl command: curl -i -o output.txt <text:a xlink:type="simple" xlink:href="http://localhost:3000/person">http://localhost:3000/person</text:a></text:p>
      <text:p text:style-name="P6">(3)output: </text:p>
      <text:p text:style-name="P6">HTTP/1.1 200 OK</text:p>
      <text:p text:style-name="P6">X-Powered-By: Express</text:p>
      <text:p text:style-name="P6">Content-Type: application/json; charset=utf-8</text:p>
      <text:p text:style-name="P6">Content-Length: 65</text:p>
      <text:p text:style-name="P6">ETag: "1347749842"</text:p>
      <text:p text:style-name="P6">Date: Sun, 23 Mar 2014 09:24:25 GMT</text:p>
      <text:p text:style-name="P6">Connection: keep-alive</text:p>
      <text:p text:style-name="P6"/>
      <text:p text:style-name="P6">{</text:p>
      <text:p text:style-name="P6"><text:s text:c="2"/>"name": "Ian Welch",</text:p>
      <text:p text:style-name="P6"><text:s text:c="2"/>"job": "Lecturer",</text:p>
      <text:p text:style-name="P6"><text:s text:c="2"/>"room": "CO337"</text:p>
      <text:p text:style-name="P6">}</text:p>
      <text:p text:style-name="P6">(4) evaluation: <text:span text:style-name="T5">The person is already wrapped into object, output also is in JSON-format.</text:span></text:p>
      <text:p text:style-name="P6"/>
      <text:p text:style-name="P7">Test 2:</text:p>
      <text:p text:style-name="P7">(1) Purpose: Test update function of person object</text:p>
      <text:p text:style-name="P7">(2) curl command:</text:p>
      <text:p text:style-name="Standard"><text:bookmark text:name="docs-internal-guid-51ccb9ad-ee4a-052b-6b6e-2ae2940898a5"/>curl -v -H "Accept:application/json" -H "Content-type:application/json" -X POST -d '{"name" : "<text:span text:style-name="T5">Hai</text:span>", "job" : "<text:span text:style-name="T5">student</text:span>", "room": "<text:span text:style-name="T5">co88888</text:span>"}' <text:s text:c="5"/><text:a xlink:type="simple" xlink:href="http://127.0.0.1:3000/person">http://127.0.0.1:3000/person</text:a> //<text:span text:style-name="T5">update person</text:span></text:p>
      <text:p text:style-name="Text_20_body"><text:s text:c="2"/></text:p>
      <text:p text:style-name="P7"><text:soft-page-break/>curl -i -o output.txt <text:a xlink:type="simple" xlink:href="http://localhost:3000/person">http://localhost:3000/person</text:a> <text:s/>//check output</text:p>
      <text:p text:style-name="P7">(3)output:</text:p>
      <text:p text:style-name="P7">HTTP/1.1 200 OK</text:p>
      <text:p text:style-name="P7">X-Powered-By: Express</text:p>
      <text:p text:style-name="P7">Content-Type: application/json; charset=utf-8</text:p>
      <text:p text:style-name="P7">Content-Length: 60</text:p>
      <text:p text:style-name="P7">ETag: "-1881571645"</text:p>
      <text:p text:style-name="P7">Date: Sun, 23 Mar 2014 09:38:58 GMT</text:p>
      <text:p text:style-name="P7">Connection: keep-alive</text:p>
      <text:p text:style-name="P7"/>
      <text:p text:style-name="P7">{</text:p>
      <text:p text:style-name="P7"><text:s text:c="2"/>"name": "Hai",</text:p>
      <text:p text:style-name="P7"><text:s text:c="2"/>"job": "student",</text:p>
      <text:p text:style-name="P7"><text:s text:c="2"/>"room": "co88888"</text:p>
      <text:p text:style-name="P7">}</text:p>
      <text:p text:style-name="P7">(4) evaluation: person object can update by POST /person, output still is in JSON-format.</text:p>
      <text:p text:style-name="P7"/>
      <text:p text:style-name="P2"><text:bookmark text:name="docs-internal-guid-51ccb9ad-ee50-a9ff-c475-0cea31b31f4c"/><text:span text:style-name="T2">Add a method </text:span><text:span text:style-name="T3">GET /person/room</text:span><text:span text:style-name="T4"> </text:span><text:span text:style-name="T2">that returns the current room allocation. </text:span></text:p>
      <text:p text:style-name="P7"/>
      <text:p text:style-name="P7">Test 3:</text:p>
      <text:p text:style-name="P7">(1) Purpose: Test whether function working.</text:p>
      <text:p text:style-name="P7">(2) curl command: curl -i -o output.txt <text:a xlink:type="simple" xlink:href="http://localhost:3000/person/room">http://localhost:3000/person/room</text:a></text:p>
      <text:p text:style-name="P7">(3)output:</text:p>
      <text:p text:style-name="P8">HTTP/1.1 200 OK</text:p>
      <text:p text:style-name="P8">X-Powered-By: Express</text:p>
      <text:p text:style-name="P8">Content-Type: application/json; charset=utf-8</text:p>
      <text:p text:style-name="P8">Content-Length: 23</text:p>
      <text:p text:style-name="P8">ETag: "985675882"</text:p>
      <text:p text:style-name="P8">Date: Sun, 23 Mar 2014 09:43:36 GMT</text:p>
      <text:p text:style-name="P8">Connection: keep-alive</text:p>
      <text:p text:style-name="P8"/>
      <text:p text:style-name="P8"><text:soft-page-break/>{</text:p>
      <text:p text:style-name="P8"><text:s text:c="2"/>"room": "co88888"</text:p>
      <text:p text:style-name="P8">}</text:p>
      <text:p text:style-name="P8">evaluation: It already get room attribute and in JSON-format.</text:p>
      <text:p text:style-name="P8">Test 4:</text:p>
      <text:p text:style-name="P8">(1): Purpose: Test whether update “person” <text:span text:style-name="T8">object</text:span> can update the attributes.</text:p>
      <text:p text:style-name="P8">(2) curl command:</text:p>
      <text:p text:style-name="P3">curl -v -H "Accept:application/json" -H "Content-type:application/json" -X POST -d '{"name" : "Huang", "job" : "no", "room": "co9999"}' <text:s text:c="5"/><text:a xlink:type="simple" xlink:href="http://127.0.0.1:3000/person">http://127.0.0.1:3000/person</text:a></text:p>
      <text:p text:style-name="P3">// person object is updated</text:p>
      <text:p text:style-name="P3"/>
      <text:p text:style-name="P3">curl -i -o output.txt <text:a xlink:type="simple" xlink:href="http://localhost:3000/person/room">http://localhost:3000/person/room</text:a> // should output co9999</text:p>
      <text:p text:style-name="P3"/>
      <text:p text:style-name="P3">(3)output: </text:p>
      <text:p text:style-name="P3"/>
      <text:p text:style-name="P3">HTTP/1.1 200 OK</text:p>
      <text:p text:style-name="P3">X-Powered-By: Express</text:p>
      <text:p text:style-name="P3">Content-Type: application/json; charset=utf-8</text:p>
      <text:p text:style-name="P3">Content-Length: 22</text:p>
      <text:p text:style-name="P3">ETag: "276377197"</text:p>
      <text:p text:style-name="P3">Date: Sun, 23 Mar 2014 09:50:06 GMT</text:p>
      <text:p text:style-name="P3">Connection: keep-alive</text:p>
      <text:p text:style-name="P3"/>
      <text:p text:style-name="P3">{</text:p>
      <text:p text:style-name="P3"><text:s text:c="2"/>"room": "co9999"</text:p>
      <text:p text:style-name="P3">}</text:p>
      <text:p text:style-name="P3"/>
      <text:p text:style-name="P3">(4)evaluation: update “person” object also can update “room” attribute, output in JSON-format.</text:p>
      <text:p text:style-name="P3"/>
      <text:p text:style-name="P8"><text:bookmark text:name="docs-internal-guid-51ccb9ad-ee5a-9210-45f6-86c984f07c02"/><text:span text:style-name="T2">Add a new method </text:span><text:span text:style-name="T3">POST /person/room</text:span><text:span text:style-name="T4"> </text:span><text:span text:style-name="T2">that sends a message body containing the JSON formatted string ‘{“room” : “value”}’ where </text:span><text:span text:style-name="T3">value</text:span><text:span text:style-name="T4"> </text:span><text:span text:style-name="T2">is the new room assignment. </text:span></text:p>
      <text:p text:style-name="Text_20_body"><text:line-break/><text:span text:style-name="T6">Test 5: </text:span></text:p>
      <text:p text:style-name="P8">(1) Purpose: Test whether function working.</text:p>
      <text:p text:style-name="P8">(2) curl command:</text:p>
      <text:p text:style-name="P3">curl -v -H "Accept:application/json" -H "Content-type:application/json" -X POST -d '{"room": "co<text:span text:style-name="T7">123456</text:span>"}' <text:s/><text:a xlink:type="simple" xlink:href="http://localhost:3000/person/room">http://localhost:3000/person/room</text:a></text:p>
      <text:p text:style-name="P3">//only update person.room <text:span text:style-name="T7">(co123456)</text:span></text:p>
      <text:p text:style-name="P3"/>
      <text:p text:style-name="P3">curl -i -o output.txt <text:a xlink:type="simple" xlink:href="http://localhost:3000/person">http://localhost:3000/person</text:a></text:p>
      <text:p text:style-name="P3">curl -i -o output1.txt <text:a xlink:type="simple" xlink:href="http://localhost:3000/person/room">http://localhost:3000/person/room</text:a></text:p>
      <text:p text:style-name="P3">//check person object and person.room respectively and output to two separate files.</text:p>
      <text:p text:style-name="P3"/>
      <text:p text:style-name="P3">(3)</text:p>
      <text:p text:style-name="P5"><text:soft-page-break/>output.txt:</text:p>
      <text:p text:style-name="P5"/>
      <text:p text:style-name="P5">HTTP/1.1 200 OK</text:p>
      <text:p text:style-name="P5">X-Powered-By: Express</text:p>
      <text:p text:style-name="P5">Content-Type: application/json; charset=utf-8</text:p>
      <text:p text:style-name="P5">Content-Length: 58</text:p>
      <text:p text:style-name="P5">ETag: "-1761312146"</text:p>
      <text:p text:style-name="P5">Date: Sun, 23 Mar 2014 10:05:20 GMT</text:p>
      <text:p text:style-name="P5">Connection: keep-alive</text:p>
      <text:p text:style-name="P5"/>
      <text:p text:style-name="P5">{</text:p>
      <text:p text:style-name="P5"><text:s text:c="2"/>"name": "Huang",</text:p>
      <text:p text:style-name="P5"><text:s text:c="2"/>"job": "no",</text:p>
      <text:p text:style-name="P5"><text:s text:c="2"/>"room": "co123456"</text:p>
      <text:p text:style-name="P5">}</text:p>
      <text:p text:style-name="P5"/>
      <text:p text:style-name="P5">output1.txt:</text:p>
      <text:p text:style-name="P5"/>
      <text:p text:style-name="P5">HTTP/1.1 200 OK</text:p>
      <text:p text:style-name="P5">X-Powered-By: Express</text:p>
      <text:p text:style-name="P5">Content-Type: application/json; charset=utf-8</text:p>
      <text:p text:style-name="P5">Content-Length: 24</text:p>
      <text:p text:style-name="P5">ETag: "1753639024"</text:p>
      <text:p text:style-name="P5">Date: Sun, 23 Mar 2014 10:05:29 GMT</text:p>
      <text:p text:style-name="P5">Connection: keep-alive</text:p>
      <text:p text:style-name="P5"/>
      <text:p text:style-name="P5">{</text:p>
      <text:p text:style-name="P5"><text:s text:c="2"/>"room": "co123456"</text:p>
      <text:p text:style-name="P5">}</text:p>
      <text:p text:style-name="P5"/>
      <text:p text:style-name="P5">evaluation: satisfy expectation.</text:p>
      <text:p text:style-name="P5"/>
      <text:p text:style-name="P5">Test 6:</text:p>
      <text:p text:style-name="P5"/>
      <text:p text:style-name="P5">(1) Purpose : Test whether function will throw object if request lack of “room” attributes</text:p>
      <text:p text:style-name="P5"/>
      <text:p text:style-name="P5">(2)curl command:</text:p>
      <text:p text:style-name="P4">curl -v -H "Accept:application/json" -H "Content-type:application/json" -X POST -d '{"<text:span text:style-name="T7">name</text:span>": "<text:span text:style-name="T7">Mia</text:span>"}' <text:s/><text:a xlink:type="simple" xlink:href="http://localhost:3000/person/room">http://localhost:3000/person/room</text:a></text:p>
      <text:p text:style-name="P4"/>
      <text:p text:style-name="P5">curl -i -o output.txt <text:a xlink:type="simple" xlink:href="http://localhost:3000/person/room">http://localhost:3000/person/</text:a></text:p>
      <text:p text:style-name="P5">//check whether room or name value is changed.</text:p>
      <text:p text:style-name="P5"/>
      <text:p text:style-name="P5">(3)output:</text:p>
      <text:p text:style-name="P5">Error 400: Post syntas incorret(no "room" attribute) // output of first command</text:p>
      <text:p text:style-name="P5"/>
      <text:p text:style-name="P5">// output of second command</text:p>
      <text:p text:style-name="P5">HTTP/1.1 200 OK</text:p>
      <text:p text:style-name="P5">X-Powered-By: Express</text:p>
      <text:p text:style-name="P5">Content-Type: application/json; charset=utf-8</text:p>
      <text:p text:style-name="P5">Content-Length: 58</text:p>
      <text:p text:style-name="P5">ETag: "-1761312146"</text:p>
      <text:p text:style-name="P5"><text:soft-page-break/>Date: Sun, 23 Mar 2014 10:13:08 GMT</text:p>
      <text:p text:style-name="P5">Connection: keep-alive</text:p>
      <text:p text:style-name="P5"/>
      <text:p text:style-name="P5">{</text:p>
      <text:p text:style-name="P5"><text:s text:c="2"/>"name": "Huang",</text:p>
      <text:p text:style-name="P5"><text:s text:c="2"/>"job": "no",</text:p>
      <text:p text:style-name="P5"><text:s text:c="2"/>"room": "co123456"</text:p>
      <text:p text:style-name="P5">}</text:p>
      <text:p text:style-name="P5"/>
      <text:p text:style-name="P5">Evaluation: <text:s/>If request does not contain “room”, function will throw an error and “name” value also unchanged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3T22:12:02.189493281</meta:creation-date>
    <dc:date>2014-03-23T23:17:14.401618030</dc:date>
    <meta:editing-duration>PT2M1S</meta:editing-duration>
    <meta:editing-cycles>1</meta:editing-cycles>
    <meta:document-statistic meta:table-count="0" meta:image-count="0" meta:object-count="0" meta:page-count="5" meta:paragraph-count="133" meta:word-count="563" meta:character-count="4272" meta:non-whitespace-character-count="3786"/>
    <meta:generator>LibreOffice/4.2.1.1$Linux_X86_64 LibreOffice_project/d7dbbd7842e6a58b0f521599204e827654e1fb8b</meta:generator>
  </office:meta>
</office:document-meta>
</file>